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margin-top="0in" fo:margin-bottom="0in" style:page-number="auto" fo:break-before="page"/>
      <style:text-properties fo:color="#23314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2" style:family="paragraph" style:parent-style-name="Standard">
      <style:paragraph-properties fo:margin-top="0in" fo:margin-bottom="0in"/>
      <style:text-properties fo:color="#23314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3" style:family="paragraph" style:parent-style-name="Standard">
      <style:paragraph-properties fo:margin-top="0in" fo:margin-bottom="0in"/>
      <style:text-properties fo:color="#233143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3</text:p>
      <text:p text:style-name="P2"/>
      <text:p text:style-name="P3">Visual Studio</text:p>
      <text:p text:style-name="P2"><text:span text:style-name="T1">dotnet new</text:span> → <text:span text:style-name="T1">GUI options</text:span></text:p>
      <text:p text:style-name="P2">solution explore- switch view <text:span text:style-name="T1">folder view</text:span></text:p>
      <text:p text:style-name="P2">project contains <text:span text:style-name="T1">metadata</text:span>: <text:span text:style-name="T1">dependencies</text:span> and <text:span text:style-name="T1">target framework</text:span></text:p>
      <text:p text:style-name="P2"><text:span text:style-name="T1">solution</text:span>: thin, doesn't have extra data, <text:span text:style-name="T1">shortcut key</text:span> <text:span text:style-name="T1">for opening all projects</text:span> at the same time, solution file for convenience, <text:span text:style-name="T1">a list of pointers to projects</text:span>, doesn't own projects</text:p>
      <text:p text:style-name="P3">VS Code doesn't need solution, VS likes to have some</text:p>
      <text:p text:style-name="P2">search bar find setting/program files</text:p>
      <text:p text:style-name="P2">Java package in between namespace and project</text:p>
      <text:p text:style-name="P2"><text:span text:style-name="T1">prop tab tab </text:span><text:s/>shortcut to create property</text:p>
      <text:p text:style-name="P2"><text:span text:style-name="T1">propfull</text:span> creates a <text:span text:style-name="T1">backing field </text:span>and a full body</text:p>
      <text:p text:style-name="P2">visualization of access modifiers stackoverflow ven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4T18:40:00.80</dc:date>
    <meta:editing-cycles>12</meta:editing-cycles>
    <meta:editing-duration>PT1H7M9S</meta:editing-duration>
    <meta:document-statistic meta:table-count="0" meta:image-count="0" meta:object-count="0" meta:page-count="1" meta:paragraph-count="12" meta:word-count="96" meta:character-count="6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